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51be55">
      <style:table-properties style:width="6.692in" table:align="margins"/>
    </style:style>
    <style:style style:family="table-column" style:name="af388d5"/>
    <style:style style:family="table-cell" style:name="a48530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229f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a575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ffda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e8ce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2389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5939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e34a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679e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40c5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99f3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1d8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14fe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bc46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415c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81a0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02b9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f83b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c1de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6aa3e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ca2d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f04c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551d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7e33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376d3b">
      <number:number number:decimal-places="0" number:grouping="true" number:min-integer-digits="1"/>
    </number:number-style>
    <style:style style:data-style-name="n376d3b" style:family="table-cell" style:name="adc0e84">
      <style:table-cell-properties fo:border="0.03cm solid #000000" style:decimal-places="2"/>
      <style:paragraph-properties style:tab-stop-distance="1.25cm"/>
      <style:text-properties style:font-name="Arial" style:font-name-asian="Lucida Sans Unicode" style:font-name-complex="Tahoma"/>
    </style:style>
    <number:number-style style:name="n699879">
      <number:number number:decimal-places="0" number:grouping="true" number:min-integer-digits="1"/>
    </number:number-style>
    <style:style style:data-style-name="n699879" style:family="table-cell" style:name="a9426c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364c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8dca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24f0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7012">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961ed">
      <number:number number:decimal-places="0" number:grouping="true" number:min-integer-digits="1"/>
    </number:number-style>
    <style:style style:data-style-name="ne961ed" style:family="table-cell" style:name="a61cc8a">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51be55">
        <table:table-column table:number-columns-repeated="5" table:style-name="af388d5"/>
        <table:table-row>
          <table:table-cell office:string-value="Assignment per Teacher" office:value-type="string" table:style-name="a8c1de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0ffda9">
            <text:p>FIRST NAME</text:p>
          </table:table-cell>
          <table:table-cell/>
          <table:table-cell office:string-value="LAST NAME" office:value-type="string" table:style-name="a2e34a9">
            <text:p>LAST NAME</text:p>
          </table:table-cell>
          <table:table-cell/>
          <table:table-cell/>
        </table:table-row>
        <table:table-row>
          <table:table-cell office:string-value="teacher49FirstName" office:value-type="string" table:style-name="a9bc46e">
            <text:p>teacher49FirstName</text:p>
          </table:table-cell>
          <table:table-cell/>
          <table:table-cell office:string-value="teacher49LastName" office:value-type="string" table:style-name="aff83bf">
            <text:p>teacher49LastName</text:p>
          </table:table-cell>
          <table:table-cell/>
          <table:table-cell/>
        </table:table-row>
        <table:table-row>
          <table:table-cell/>
          <table:table-cell/>
          <table:table-cell/>
          <table:table-cell/>
          <table:table-cell/>
        </table:table-row>
        <table:table-row>
          <table:table-cell office:string-value="STATUS" office:value-type="string" table:style-name="aee8ce2">
            <text:p>STATUS</text:p>
          </table:table-cell>
          <table:table-cell office:string-value="" office:value-type="string" table:style-name="a614fe2">
            <text:p/>
          </table:table-cell>
          <table:table-cell office:string-value="OFFICE" office:value-type="string" table:style-name="a4229f0">
            <text:p>OFFICE</text:p>
          </table:table-cell>
          <table:table-cell office:string-value="" office:value-type="string" table:style-name="a981a09">
            <text:p/>
          </table:table-cell>
          <table:table-cell/>
        </table:table-row>
        <table:table-row>
          <table:table-cell/>
          <table:table-cell/>
          <table:table-cell/>
          <table:table-cell/>
          <table:table-cell/>
        </table:table-row>
        <table:table-row>
          <table:table-cell office:string-value="PERSONAL E-MAIL" office:value-type="string" table:style-name="a359397">
            <text:p>PERSONAL E-MAIL</text:p>
          </table:table-cell>
          <table:table-cell/>
          <table:table-cell office:string-value="" office:value-type="string" table:style-name="a599f31">
            <text:p/>
          </table:table-cell>
          <table:table-cell/>
          <table:table-cell/>
        </table:table-row>
        <table:table-row>
          <table:table-cell/>
          <table:table-cell/>
          <table:table-cell/>
          <table:table-cell/>
          <table:table-cell/>
        </table:table-row>
        <table:table-row>
          <table:table-cell office:string-value="DAUPHINE E-MAIL" office:value-type="string" table:style-name="a485300">
            <text:p>DAUPHINE E-MAIL</text:p>
          </table:table-cell>
          <table:table-cell/>
          <table:table-cell office:string-value="" office:value-type="string" table:style-name="a702b93">
            <text:p/>
          </table:table-cell>
          <table:table-cell/>
          <table:table-cell/>
        </table:table-row>
        <table:table-row>
          <table:table-cell/>
          <table:table-cell/>
          <table:table-cell/>
          <table:table-cell/>
          <table:table-cell/>
        </table:table-row>
        <table:table-row>
          <table:table-cell office:string-value="PERSONAL PHONE" office:value-type="string" table:style-name="afa575e">
            <text:p>PERSONAL PHONE</text:p>
          </table:table-cell>
          <table:table-cell/>
          <table:table-cell office:string-value="MOBILE PHONE" office:value-type="string" table:style-name="a3679ee">
            <text:p>MOBILE PHONE</text:p>
          </table:table-cell>
          <table:table-cell/>
          <table:table-cell office:string-value="DAUPHINE PHONE NUMBER" office:value-type="string" table:style-name="ae23896">
            <text:p>DAUPHINE PHONE NUMBER</text:p>
          </table:table-cell>
        </table:table-row>
        <table:table-row>
          <table:table-cell office:string-value="" office:value-type="string" table:style-name="abb1d8e">
            <text:p/>
          </table:table-cell>
          <table:table-cell/>
          <table:table-cell office:string-value="" office:value-type="string" table:style-name="a240c57">
            <text:p/>
          </table:table-cell>
          <table:table-cell/>
          <table:table-cell office:string-value="" office:value-type="string" table:style-name="ac415cd">
            <text:p/>
          </table:table-cell>
        </table:table-row>
        <table:table-row table:number-rows-repeated="2">
          <table:table-cell/>
          <table:table-cell/>
          <table:table-cell/>
          <table:table-cell/>
          <table:table-cell/>
        </table:table-row>
        <table:table-row>
          <table:table-cell office:string-value="STUDY LEVEL" office:value-type="string" table:style-name="a6aa3e5">
            <text:p>STUDY LEVEL</text:p>
          </table:table-cell>
          <table:table-cell office:string-value="SEMESTER" office:value-type="string" table:style-name="afca2df">
            <text:p>SEMESTER</text:p>
          </table:table-cell>
          <table:table-cell office:string-value="COURSE" office:value-type="string" table:style-name="adf04c3">
            <text:p>COURSE</text:p>
          </table:table-cell>
          <table:table-cell office:string-value="TYPE" office:value-type="string" table:style-name="a4551df">
            <text:p>TYPE</text:p>
          </table:table-cell>
          <table:table-cell office:string-value="Nbr H" office:value-type="string" table:style-name="ad7e33d">
            <text:p>Nbr H</text:p>
          </table:table-cell>
        </table:table-row>
        <table:table-row>
          <table:table-cell office:string-value="DE1" office:value-type="string" table:style-name="aa364c3">
            <text:p>DE1</text:p>
          </table:table-cell>
          <table:table-cell office:value="1.0" office:value-type="float" table:style-name="adc0e84">
            <text:p>1</text:p>
          </table:table-cell>
          <table:table-cell office:string-value="testcourse49" office:value-type="string" table:style-name="a98dca7">
            <text:p>testcourse49</text:p>
          </table:table-cell>
          <table:table-cell office:string-value="TD" office:value-type="string" table:style-name="ae24f0d">
            <text:p>TD</text:p>
          </table:table-cell>
          <table:table-cell office:value="1.0" office:value-type="float" table:style-name="a9426c4">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7a7012">
            <text:p>TOTAL</text:p>
          </table:table-cell>
          <table:table-cell office:value="1.0" office:value-type="float" table:style-name="a61cc8a">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9</dc:date>
    <meta:editing-cycles>1</meta:editing-cycles>
    <meta:editing-duration>PT0.157S</meta:editing-duration>
    <meta:initial-creator>inesdraredja</meta:initial-creator>
    <meta:creation-date>2020-06-16T08:58:09</meta:creation-date>
    <dc:language>fr</dc:language>
  </office:meta>
</office:document-meta>
</file>